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_target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or[%]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Error[Hz]</text:p>
          </table:table-cell>
          <table:table-cell table:formula="of:=[.B1]*([.B2]/100)" office:value-type="float" office:value="14.1" calcext:value-type="float">
            <text:p>14,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lución</text:p>
          </table:table-cell>
          <table:table-cell table:formula="of:=[.B3]/5" office:value-type="float" office:value="2.82" calcext:value-type="float">
            <text:p>2,8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empo T[seg]</text:p>
          </table:table-cell>
          <table:table-cell table:formula="of:=1/[.B4]" office:value-type="float" office:value="0.354609929078014" calcext:value-type="float">
            <text:p>0,35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ol/div</text:p>
          </table:table-cell>
          <table:table-cell table:formula="of:=[.B5]/10" office:value-type="float" office:value="0.0354609929078014" calcext:value-type="float">
            <text:p>0,0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/div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s/s</text:p>
          </table:table-cell>
          <table:table-cell table:formula="of:=[.B12]/([.B10]*10)" office:value-type="float" office:value="2500" calcext:value-type="float">
            <text:p>2500</text:p>
          </table:table-cell>
          <table:table-cell table:formula="of:=2*[.B1]" office:value-type="float" office:value="940" calcext:value-type="float">
            <text:p>94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11:33:42.9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14S</meta:editing-duration>
    <meta:editing-cycles>4</meta:editing-cycles>
    <meta:generator>LibreOffice/4.4.1.2$Windows_x86 LibreOffice_project/45e2de17089c24a1fa810c8f975a7171ba4cd432</meta:generator>
    <dc:date>2019-03-25T12:49:02.443000000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